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none" fo:border-top="none" fo:border-bottom="0.05pt solid #999999">
        <style:background-image/>
      </style:table-cell-properties>
    </style:style>
    <style:style style:name="Tabla2.B2" style:family="table-cell">
      <style:table-cell-properties style:vertical-align="middle" fo:padding="0.097cm" fo:border-left="0.05pt solid #999999" fo:border-right="0.05pt solid #999999" fo:border-top="none" fo:border-bottom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4e8856"/>
    </style:style>
    <style:style style:name="P4" style:family="paragraph" style:parent-style-name="Standard">
      <style:text-properties officeooo:paragraph-rsid="0056b003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8" style:family="paragraph" style:parent-style-name="Table_20_Contents">
      <style:paragraph-properties fo:margin-left="0cm" fo:margin-right="0cm" fo:text-indent="0cm" style:auto-text-indent="false"/>
    </style:style>
    <style:style style:name="P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10" style:family="paragraph" style:parent-style-name="Text_20_body" style:list-style-name="L1">
      <style:text-properties officeooo:paragraph-rsid="004e8856"/>
    </style:style>
    <style:style style:name="P11" style:family="paragraph" style:parent-style-name="Text_20_body" style:list-style-name="L1">
      <style:text-properties officeooo:paragraph-rsid="005b9c9b"/>
    </style:style>
    <style:style style:name="P12" style:family="paragraph" style:parent-style-name="Text_20_body" style:list-style-name="L1">
      <style:text-properties officeooo:rsid="005c858f" officeooo:paragraph-rsid="005b9c9b"/>
    </style:style>
    <style:style style:name="P13" style:family="paragraph" style:parent-style-name="Text_20_body">
      <style:text-properties officeooo:paragraph-rsid="004e8856"/>
    </style:style>
    <style:style style:name="P14" style:family="paragraph" style:parent-style-name="Text_20_body" style:list-style-name="L1">
      <style:text-properties officeooo:rsid="005e7a2f" officeooo:paragraph-rsid="005e7a2f"/>
    </style:style>
    <style:style style:name="P15" style:family="paragraph" style:parent-style-name="Text_20_body" style:list-style-name="L1">
      <style:text-properties fo:font-weight="bold" officeooo:rsid="005f337b" officeooo:paragraph-rsid="005f337b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5e7a2f" officeooo:paragraph-rsid="005e7a2f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5d2010" officeooo:paragraph-rsid="005d2010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62f9ca" officeooo:paragraph-rsid="0062f9ca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64960d" officeooo:paragraph-rsid="0064960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5d2010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ac4b5"/>
    </style:style>
    <style:style style:name="T6" style:family="text">
      <style:text-properties officeooo:rsid="005cadc9"/>
    </style:style>
    <style:style style:name="T7" style:family="text">
      <style:text-properties officeooo:rsid="005e7a2f"/>
    </style:style>
    <style:style style:name="T8" style:family="text">
      <style:text-properties officeooo:rsid="0066064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8"><text:span text:style-name="T2">Apelidos, Nome:</text:span><text:span text:style-name="T1"> </text:span><text:span text:style-name="T3">Maceira Barca, Xian</text:span></text:p>
          </table:table-cell>
        </table:table-row>
      </table:table>
      <text:p text:style-name="Standard"/>
      <text:p text:style-name="P5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</text:span> Le o artigo “Estudo comparativo de paquetes ERP” que foi publicado no X Congreso de Enxeñería de Organización celebrado en Valencia e responde ás seguintes cuestións<text:span text:style-name="T5">:</text:span></text:p>
            <text:list xml:id="list2489266369" text:style-name="L1">
              <text:list-item>
                <text:p text:style-name="P10">Como foron evolucionando os sistemas de información en gran cantidade de compañías?</text:p>
                <text:p text:style-name="P17">Empezaron coma un conxunto de illas desintegradas de difícil compatibilidade, e evolucionaron xunto coas empresas implicadas no seu desenvolvemento, as cales <text:s/>mellorarían a eficacia e eficiencia, ata chegar aos sistemas <text:s/>de información integrados. <text:span text:style-name="T7">Esos facilitan de forma exponencial a xestión da información.</text:span></text:p>
                <text:p text:style-name="P17"/>
              </text:list-item>
              <text:list-item>
                <text:p text:style-name="P10">Que <text:span text:style-name="T6">proporciona</text:span> un sistema de información integrado en relación a un sistema de información?</text:p>
                <text:p text:style-name="P16">Esos sistemas recollen a información conforme se vai xerando, a almacenan e poñen a disposición dos elementos da empresa na forma mais adecuada a cada necesidade.</text:p>
                <text:p text:style-name="P14"/>
              </text:list-item>
              <text:list-item>
                <text:p text:style-name="P10">Cales son as características principais dos sistemas ERP?</text:p>
                <text:p text:style-name="P16">Adaptación, modularidade, integración <text:s/>da información, universalidade, estandarización e interfaces con multitude de programas.</text:p>
                <text:p text:style-name="P14"/>
              </text:list-item>
              <text:list-item>
                <text:p text:style-name="P11">Existe algún tipo de inconveniente á hora de implantar un ERP?</text:p>
                <text:p text:style-name="P16">Require de parametrizacións, modificacións e rediseñar certos procesos para o correcto funcionamento da ERP.</text:p>
                <text:p text:style-name="P14"/>
              </text:list-item>
              <text:list-item>
                <text:p text:style-name="P11">Que método propón o artigo para comparar as diferentes ferramentas ERP principais que existen no mercado?</text:p>
                <text:p text:style-name="P15">Seleccionar empresas as cales haxan soportado o movemento de mercado e que, en consecuencia, teñen mais probabilidades de permanecer no futuro.</text:p>
                <text:p text:style-name="P15">Ademais, escollen empresas as cales dominan o mercado <text:soft-page-break/>internacional de ERP.</text:p>
                <text:p text:style-name="P18">TABLAS</text:p>
              </text:list-item>
              <text:list-item>
                <text:p text:style-name="P11">Cales son os criterios seleccionados para efectuar a análise?</text:p>
                <text:p text:style-name="P15">Características xenerais, Características funcionais, Arquitectura e Bases de datos soportadas, Características adicionais e outros módulos, Sector e tamaño de empresa aconsellado.</text:p>
                <text:p text:style-name="P15"/>
              </text:list-item>
              <text:list-item>
                <text:p text:style-name="P12">Se tiveses que realizar un artigo similar ao presentado que propostas de mellora realizarías? Xustifica a resposta.</text:p>
                <text:p text:style-name="P19">Definicións, diferentes formatos de táboas, <text:span text:style-name="T8">referenciar con superíndices.</text:span></text:p>
              </text:list-item>
            </text:list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B2" office:value-type="string">
            <text:p text:style-name="P3"/>
          </table:table-cell>
        </table:table-row>
      </table:table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4T21:55:48.311000000</dc:date>
    <meta:editing-duration>PT9H26M46S</meta:editing-duration>
    <meta:editing-cycles>152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21" meta:word-count="284" meta:character-count="1977" meta:non-whitespace-character-count="1716"/>
  </office:meta>
</office:document-meta>
</file>